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67a5" officeooo:paragraph-rsid="000567a5"/>
    </style:style>
    <style:style style:name="P2" style:family="paragraph" style:parent-style-name="Text_20_body">
      <style:text-properties fo:font-size="18pt" officeooo:rsid="000567a5" officeooo:paragraph-rsid="000567a5" style:font-size-asian="15.75pt" style:font-size-complex="18pt"/>
    </style:style>
    <style:style style:name="P3" style:family="paragraph" style:parent-style-name="Title">
      <style:text-properties officeooo:rsid="000567a5" officeooo:paragraph-rsid="00056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3</text:p>
      <text:p text:style-name="P1"/>
      <text:p text:style-name="P2">Q-1 Does ANSI recognize the datatype DATE ?</text:p>
      <text:p text:style-name="P2">Ans = <text:s/>NO ,ANSI does not recognize Date datatype.</text:p>
      <text:p text:style-name="P2"/>
      <text:p text:style-name="P2">Q -2 Which subdivision of SQL is used to insert values in tables ?</text:p>
      <text:p text:style-name="P2">Ans = INSE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2:44.340364358</meta:creation-date>
    <dc:date>2023-09-11T23:35:22.635238817</dc:date>
    <meta:editing-duration>PT2M38S</meta:editing-duration>
    <meta:editing-cycles>1</meta:editing-cycles>
    <meta:document-statistic meta:table-count="0" meta:image-count="0" meta:object-count="0" meta:page-count="1" meta:paragraph-count="5" meta:word-count="36" meta:character-count="183" meta:non-whitespace-character-count="151"/>
    <meta:generator>LibreOffice/7.3.7.2$Linux_X86_64 LibreOffice_project/30$Build-2</meta:generator>
  </office:meta>
</office:document-meta>
</file>